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Circle" draw:marker-end-width="0.3cm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3.487cm"/>
    </style:style>
    <style:style style:name="gr3" style:family="graphic" style:parent-style-name="standard">
      <style:graphic-properties svg:stroke-color="#b2b2b2" draw:fill-color="#cfe7f5" draw:textarea-horizontal-align="justify" draw:textarea-vertical-align="middle" draw:auto-grow-height="false" fo:min-height="1.063cm" fo:min-width="3.711cm"/>
    </style:style>
    <style:style style:name="gr4" style:family="graphic" style:parent-style-name="standard">
      <style:graphic-properties svg:stroke-color="#b2b2b2" draw:fill-color="#cfe7f5" draw:textarea-horizontal-align="justify" draw:textarea-vertical-align="middle" draw:auto-grow-height="false" fo:min-height="1.115cm" fo:min-width="0.55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6.177cm"/>
    </style:style>
    <style:style style:name="gr7" style:family="graphic" style:parent-style-name="standard">
      <style:graphic-properties svg:stroke-color="#b2b2b2" draw:fill-color="#cfe7f5" draw:textarea-horizontal-align="justify" draw:textarea-vertical-align="middle" draw:auto-grow-height="false" fo:min-height="2.05cm" fo:min-width="4.899cm"/>
    </style:style>
    <style:style style:name="gr8" style:family="graphic" style:parent-style-name="standard">
      <style:graphic-properties svg:stroke-color="#b2b2b2" draw:fill-color="#cfe7f5" draw:textarea-horizontal-align="justify" draw:textarea-vertical-align="middle" draw:auto-grow-height="false" fo:min-height="1.886cm" fo:min-width="3.6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8cm" fo:min-width="4.3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3cm" fo:min-width="2.84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0000"/>
      <style:paragraph-properties fo:text-align="center"/>
      <style:text-properties style:font-name="Times New Roman" fo:font-size="10pt"/>
    </style:style>
    <style:style style:name="P2" style:family="paragraph">
      <style:text-properties style:font-name="Times New Roman" fo:font-size="10pt"/>
    </style:style>
    <style:style style:name="P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  <style:text-properties style:font-name="Times New Roman" fo:font-size="11pt" style:font-size-asian="11pt" style:font-size-complex="11pt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11pt" style:font-size-asian="11pt" style:font-size-complex="11pt"/>
    </style:style>
    <style:style style:name="P9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style:font-name="Times New Roman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0.971cm" svg:y1="3.502cm" svg:x2="10.971cm" svg:y2="1.5cm">
          <text:p/>
        </draw:line>
        <draw:frame draw:style-name="gr2" draw:text-style-name="P3" draw:layer="layout" svg:width="3.987cm" svg:height="1.905cm" svg:x="11.211cm" svg:y="1.5cm">
          <draw:text-box>
            <text:p text:style-name="P2"><text:span text:style-name="T1">Выполнение входа </text:span></text:p>
            <text:p text:style-name="P2"><text:span text:style-name="T1">под пользователем</text:span></text:p>
          </draw:text-box>
        </draw:frame>
        <draw:custom-shape draw:style-name="gr3" draw:text-style-name="P5" xml:id="id1" draw:id="id1" draw:layer="layout" svg:width="4.353cm" svg:height="1.455cm" svg:x="8.735cm" svg:y="3.684cm">
          <text:p text:style-name="P4"><text:span text:style-name="T2">Ввод логина и парол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2.117cm" svg:height="2.729cm" svg:x="9.883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draw:line-skew="-1.069cm" svg:x1="10.911cm" svg:y1="5.139cm" svg:x2="10.942cm" svg:y2="7.2cm" draw:start-shape="id1" draw:start-glue-point="2" draw:end-shape="id2" draw:end-glue-point="4" svg:d="M10911 5139v-39h31v2100" svg:viewBox="0 0 32 2101">
          <text:p/>
        </draw:connector>
        <draw:frame draw:style-name="gr6" draw:text-style-name="P8" draw:layer="layout" svg:width="5.959cm" svg:height="0.691cm" svg:x="11.241cm" svg:y="6.709cm">
          <draw:text-box>
            <text:p><text:span text:style-name="T2">Проверка подлинности данных</text:span></text:p>
          </draw:text-box>
        </draw:frame>
        <draw:custom-shape draw:style-name="gr7" draw:text-style-name="P5" xml:id="id4" draw:id="id4" draw:layer="layout" svg:width="5.647cm" svg:height="2.548cm" svg:x="12.853cm" svg:y="10.052cm">
          <text:p text:style-name="P4"><text:span text:style-name="T2">Переход на страницу</text:span></text:p>
          <text:p text:style-name="P4"><text:span text:style-name="T2">Соответствующей ро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4.353cm" svg:height="2.366cm" svg:x="5.088cm" svg:y="10.052cm">
          <text:p text:style-name="P9">Возврат <text:s/>к вводу</text:p>
          <text:p text:style-name="P9">Логина и парол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9.883cm" svg:y1="8.565cm" svg:x2="7.264cm" svg:y2="10.052cm" draw:start-shape="id2" draw:start-glue-point="5" draw:end-shape="id3" draw:end-glue-point="0" svg:d="M9883 8565h-2619v1487" svg:viewBox="0 0 2620 1488">
          <text:p/>
        </draw:connector>
        <draw:connector draw:style-name="gr5" draw:text-style-name="P7" draw:layer="layout" svg:x1="12cm" svg:y1="8.565cm" svg:x2="15.676cm" svg:y2="10.052cm" draw:start-shape="id2" draw:start-glue-point="7" draw:end-shape="id4" draw:end-glue-point="0" svg:d="M12000 8565h3676v1487" svg:viewBox="0 0 3677 1488">
          <text:p/>
        </draw:connector>
        <draw:frame draw:style-name="gr9" draw:text-style-name="P11" draw:layer="layout" svg:width="4.156cm" svg:height="0.683cm" svg:x="11.944cm" svg:y="7.7cm">
          <draw:text-box>
            <text:p text:style-name="P10">Проверка пройдена</text:p>
          </draw:text-box>
        </draw:frame>
        <draw:frame draw:style-name="gr10" draw:text-style-name="P11" draw:layer="measurelines" svg:width="2.9cm" svg:height="0.683cm" svg:x="6.5cm" svg:y="7.7cm">
          <draw:text-box>
            <text:p text:style-name="P10"><text:span text:style-name="T3">Не пройдена</text:span></text:p>
          </draw:text-box>
        </draw:frame>
        <draw:connector draw:style-name="gr5" draw:text-style-name="P7" draw:layer="measurelines" svg:x1="5.088cm" svg:y1="11.235cm" svg:x2="8.735cm" svg:y2="4.411cm" draw:start-shape="id3" draw:start-glue-point="3" draw:end-shape="id1" svg:d="M5088 11235h-502v-6824h4149" svg:viewBox="0 0 4150 6825">
          <text:p/>
        </draw:connector>
        <draw:custom-shape draw:style-name="gr11" draw:text-style-name="P12" xml:id="id5" draw:id="id5" draw:layer="measurelines" svg:width="1.2cm" svg:height="1.2cm" svg:x="12.9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measurelines" svg:width="0.6cm" svg:height="0.6cm" svg:x="13.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measurelines" svg:width="3.038cm" svg:height="0.691cm" svg:x="14.4cm" svg:y="15.909cm">
          <draw:text-box>
            <text:p text:style-name="P14"><text:span text:style-name="T2">Вход выполнен</text:span></text:p>
          </draw:text-box>
        </draw:frame>
        <draw:connector draw:style-name="gr5" draw:text-style-name="P7" draw:layer="measurelines" svg:x1="15.676cm" svg:y1="12.6cm" svg:x2="13.5cm" svg:y2="16.2cm" draw:start-shape="id4" draw:start-glue-point="2" draw:end-shape="id5" draw:end-glue-point="4" svg:d="M15676 12600v1801h-2176v1799" svg:viewBox="0 0 2177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0:22:15.500000000</meta:creation-date>
    <dc:date>2019-05-04T10:36:38.687000000</dc:date>
    <meta:editing-duration>PT17S</meta:editing-duration>
    <meta:editing-cycles>1</meta:editing-cycles>
    <meta:document-statistic meta:object-count="17"/>
    <meta:generator>LibreOffice/4.4.1.2$Windows_x86 LibreOffice_project/45e2de17089c24a1fa810c8f975a7171ba4cd432</meta:generator>
  </office:meta>
</office:document-meta>
</file>